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" officeooo:rsid="001782f2" officeooo:paragraph-rsid="001782f2"/>
    </style:style>
    <style:style style:name="P2" style:family="paragraph" style:parent-style-name="Text_20_body" style:list-style-name="L3">
      <style:text-properties style:font-name="Ubuntu" officeooo:paragraph-rsid="0021e32d"/>
    </style:style>
    <style:style style:name="P3" style:family="paragraph" style:parent-style-name="Text_20_body" style:list-style-name="L3">
      <style:text-properties style:font-name="Ubuntu" officeooo:rsid="0021e32d" officeooo:paragraph-rsid="0021e32d"/>
    </style:style>
    <style:style style:name="P4" style:family="paragraph" style:parent-style-name="Text_20_body">
      <style:text-properties style:font-name="Ubuntu" fo:font-weight="normal" officeooo:rsid="00254e25" officeooo:paragraph-rsid="00254e25" style:font-weight-asian="normal" style:font-weight-complex="normal"/>
    </style:style>
    <style:style style:name="P5" style:family="paragraph" style:parent-style-name="Text_20_body">
      <style:text-properties style:font-name="Ubuntu" fo:font-weight="normal" officeooo:rsid="002883e9" officeooo:paragraph-rsid="002883e9" style:font-weight-asian="normal" style:font-weight-complex="normal"/>
    </style:style>
    <style:style style:name="P6" style:family="paragraph" style:parent-style-name="Text_20_body">
      <style:text-properties style:font-name="Ubuntu" fo:font-weight="normal" officeooo:rsid="002ce57a" officeooo:paragraph-rsid="002ce57a" style:font-weight-asian="normal" style:font-weight-complex="normal"/>
    </style:style>
    <style:style style:name="P7" style:family="paragraph" style:parent-style-name="Text_20_body">
      <style:text-properties style:font-name="Ubuntu" fo:font-weight="normal" officeooo:rsid="002dc84a" officeooo:paragraph-rsid="002dc84a" style:font-weight-asian="normal" style:font-weight-complex="normal"/>
    </style:style>
    <style:style style:name="P8" style:family="paragraph" style:parent-style-name="Text_20_body">
      <style:text-properties style:font-name="Ubuntu" fo:font-weight="normal" officeooo:rsid="002e3d37" officeooo:paragraph-rsid="002e3d37" style:font-weight-asian="normal" style:font-weight-complex="normal"/>
    </style:style>
    <style:style style:name="P9" style:family="paragraph" style:parent-style-name="Text_20_body">
      <style:text-properties style:font-name="Ubuntu" fo:font-weight="normal" officeooo:rsid="002ecf5d" officeooo:paragraph-rsid="002ecf5d" style:font-weight-asian="normal" style:font-weight-complex="normal"/>
    </style:style>
    <style:style style:name="P10" style:family="paragraph" style:parent-style-name="Text_20_body">
      <style:text-properties style:font-name="Ubuntu" fo:font-weight="normal" officeooo:rsid="00315002" officeooo:paragraph-rsid="00315002" style:font-weight-asian="normal" style:font-weight-complex="normal"/>
    </style:style>
    <style:style style:name="P11" style:family="paragraph" style:parent-style-name="Text_20_body">
      <style:text-properties style:font-name="Ubuntu" fo:font-weight="normal" officeooo:rsid="00332c64" officeooo:paragraph-rsid="00332c64" style:font-weight-asian="normal" style:font-weight-complex="normal"/>
    </style:style>
    <style:style style:name="P12" style:family="paragraph" style:parent-style-name="Text_20_body">
      <style:text-properties style:font-name="Ubuntu" fo:font-weight="normal" officeooo:rsid="00363992" officeooo:paragraph-rsid="00363992" style:font-weight-asian="normal" style:font-weight-complex="normal"/>
    </style:style>
    <style:style style:name="P13" style:family="paragraph" style:parent-style-name="Text_20_body">
      <style:text-properties officeooo:rsid="00144f71" officeooo:paragraph-rsid="00144f71"/>
    </style:style>
    <style:style style:name="P14" style:family="paragraph" style:parent-style-name="Text_20_body">
      <style:text-properties officeooo:rsid="0015ced4" officeooo:paragraph-rsid="0015ced4"/>
    </style:style>
    <style:style style:name="P15" style:family="paragraph" style:parent-style-name="Text_20_body">
      <style:text-properties style:use-window-font-color="true" style:font-name="Ubuntu" fo:font-weight="normal" officeooo:rsid="001aa14b" officeooo:paragraph-rsid="001f5fe2" style:font-weight-asian="normal" style:font-weight-complex="normal"/>
    </style:style>
    <style:style style:name="P16" style:family="paragraph" style:parent-style-name="Text_20_body">
      <style:text-properties style:use-window-font-color="true" style:font-name="Ubuntu" fo:font-weight="normal" officeooo:rsid="00217763" officeooo:paragraph-rsid="00205337" style:font-weight-asian="normal" style:font-weight-complex="normal"/>
    </style:style>
    <style:style style:name="P17" style:family="paragraph" style:parent-style-name="Text_20_body">
      <style:text-properties style:use-window-font-color="true" style:font-name="Ubuntu" fo:font-weight="normal" officeooo:rsid="00217763" officeooo:paragraph-rsid="0022d5e7" style:font-weight-asian="normal" style:font-weight-complex="normal"/>
    </style:style>
    <style:style style:name="P18" style:family="paragraph" style:parent-style-name="Text_20_body">
      <style:paragraph-properties fo:break-before="page"/>
      <style:text-properties style:font-name="Ubuntu" fo:font-weight="normal" officeooo:rsid="00363992" officeooo:paragraph-rsid="00363992" style:font-weight-asian="normal" style:font-weight-complex="normal"/>
    </style:style>
    <style:style style:name="P19" style:family="paragraph" style:parent-style-name="Heading_20_2">
      <style:text-properties style:font-name="Ubuntu" officeooo:rsid="00144f71" officeooo:paragraph-rsid="00144f71"/>
    </style:style>
    <style:style style:name="P20" style:family="paragraph" style:parent-style-name="Heading_20_2">
      <style:text-properties officeooo:rsid="001782f2" officeooo:paragraph-rsid="001782f2"/>
    </style:style>
    <style:style style:name="P21" style:family="paragraph" style:parent-style-name="Heading_20_2">
      <style:paragraph-properties fo:break-before="page"/>
      <style:text-properties officeooo:rsid="0014a73d" officeooo:paragraph-rsid="0014a73d"/>
    </style:style>
    <style:style style:name="T1" style:family="text">
      <style:text-properties style:font-name="Ubuntu"/>
    </style:style>
    <style:style style:name="T2" style:family="text">
      <style:text-properties style:font-name="Ubuntu" officeooo:rsid="0014a73d"/>
    </style:style>
    <style:style style:name="T3" style:family="text">
      <style:text-properties officeooo:rsid="0018aa6e"/>
    </style:style>
    <style:style style:name="T4" style:family="text">
      <style:text-properties fo:color="#ff6600" fo:font-weight="bold" officeooo:rsid="0018aa6e" style:font-weight-asian="bold" style:font-weight-complex="bold"/>
    </style:style>
    <style:style style:name="T5" style:family="text">
      <style:text-properties officeooo:rsid="001aeaf8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Ubuntu"/>
    </style:style>
    <style:style style:name="T8" style:family="text">
      <style:text-properties style:use-window-font-color="true" style:font-name="Ubuntu" fo:font-weight="bold" style:font-weight-asian="bold" style:font-weight-complex="bold"/>
    </style:style>
    <style:style style:name="T9" style:family="text">
      <style:text-properties style:use-window-font-color="true" style:font-name="Ubuntu" fo:font-weight="bold" officeooo:rsid="00205337" style:font-weight-asian="bold" style:font-weight-complex="bold"/>
    </style:style>
    <style:style style:name="T10" style:family="text">
      <style:text-properties style:use-window-font-color="true" style:font-name="Ubuntu" officeooo:rsid="00205337"/>
    </style:style>
    <style:style style:name="T11" style:family="text">
      <style:text-properties style:use-window-font-color="true" style:font-name="Ubuntu" officeooo:rsid="002a393d"/>
    </style:style>
    <style:style style:name="T12" style:family="text">
      <style:text-properties style:use-window-font-color="true" style:font-name="Ubuntu" officeooo:rsid="002eaf38"/>
    </style:style>
    <style:style style:name="T13" style:family="text">
      <style:text-properties style:use-window-font-color="true" style:font-name="Ubuntu" officeooo:rsid="00365b5d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fo:font-weight="bold" officeooo:rsid="00205337" style:font-weight-asian="bold" style:font-weight-complex="bold"/>
    </style:style>
    <style:style style:name="T16" style:family="text">
      <style:text-properties style:use-window-font-color="true" officeooo:rsid="00205337"/>
    </style:style>
    <style:style style:name="T17" style:family="text">
      <style:text-properties style:use-window-font-color="true" officeooo:rsid="002a393d"/>
    </style:style>
    <style:style style:name="T18" style:family="text">
      <style:text-properties style:use-window-font-color="true" officeooo:rsid="002eaf38"/>
    </style:style>
    <style:style style:name="T19" style:family="text">
      <style:text-properties style:use-window-font-color="true" officeooo:rsid="00365b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Diseño de la interfaz</text:h>
      <text:p text:style-name="P13"><text:span text:style-name="T1">El diseño de la interfaz de usuario crea un medio eficaz de comunicación entre los seres humanos y la computadora.</text:span></text:p>
      <text:p text:style-name="P13"/>
      <text:h text:style-name="P20" text:outline-level="2"><text:span text:style-name="T1">Evaluación heurística</text:span></text:h>
      <text:p text:style-name="P1">La Interacción Persona Ordenador (IPO) presenta a la Evaluación Heurística (EH) como un método de evaluación de la usabilidad por inspección que debe ser llevado a cabo a través de unos principios heurísticos previamente establecidos. Por ser un método de evaluación de la usabilidad, tiene como objetivo medir la calidad de la interfaz <text:span text:style-name="T3">de cualquier sistema interactivo en relación a su facilidad para ser aprendido y usado por un determinado grupo de usuarios en un determinado contexto de uso </text:span><text:span text:style-name="T4">[ISO98, UNET06]</text:span></text:p>
      <text:p text:style-name="P15"><text:span text:style-name="T5">Aplicar los principios heurísticos nos sirve de guía para el proceso de diseño y nos permite identificar problemas de usabilidad en las interfaces de usuario. En</text:span> nuestra aplicación, tendremos en cuenta los principios heurísticos <text:span text:style-name="T5">de Nielsen y Molich:</text:span></text:p>
      <text:p text:style-name="P16"/>
      <text:list xml:id="list7987706333421093481" text:style-name="L3">
        <text:list-item>
          <text:p text:style-name="P2"><text:span text:style-name="T15">Visibilidad del estado del sistema.</text:span></text:p>
        </text:list-item>
      </text:list>
      <text:p text:style-name="P17"><text:span text:style-name="T16">El sistema debe siempre mantener a los usuarios informados del estado del sistema, con una realimentación apropiada y en un tiempo razonable.</text:span></text:p>
      <text:list xml:id="list163228532113177" text:continue-numbering="true" text:style-name="L3">
        <text:list-item>
          <text:p text:style-name="P3"><text:span text:style-name="T15">L</text:span><text:span text:style-name="T14">enguaje de los usuarios</text:span></text:p>
        </text:list-item>
      </text:list>
      <text:p text:style-name="P4"><text:span text:style-name="T6">El sistema debe hablar el lenguaje de los usuarios, utilizando convenciones del mundo real, disponiendo la información en un orden natural y lógico.</text:span></text:p>
      <text:list xml:id="list163228040324140" text:continue-numbering="true" text:style-name="L3">
        <text:list-item>
          <text:p text:style-name="P3"><text:span text:style-name="T14">Control y libertad para el usuario</text:span></text:p>
        </text:list-item>
      </text:list>
      <text:p text:style-name="P5"><text:span text:style-name="T6">Los usuarios eligen a veces funciones del sistema por error y necesitan una salida del estado indeseado </text:span><text:span text:style-name="T17">sin tener que pasar por un diálogo extendido.</text:span></text:p>
      <text:list xml:id="list163228343270160" text:continue-numbering="true" text:style-name="L3">
        <text:list-item>
          <text:p text:style-name="P3"><text:span text:style-name="T14">Consistencia y estándares</text:span></text:p>
        </text:list-item>
      </text:list>
      <text:p text:style-name="P6"><text:span text:style-name="T6">Se deben seguir las normas y convencios de la plataforma para las que se implementa el sistema.</text:span></text:p>
      <text:list xml:id="list163228576383577" text:continue-numbering="true" text:style-name="L3">
        <text:list-item>
          <text:p text:style-name="P3"><text:span text:style-name="T14">Ayuda a los usuarios para reconocimiento, diagnóstico y recuperación de errores</text:span></text:p>
        </text:list-item>
      </text:list>
      <text:p text:style-name="P7"><text:span text:style-name="T6">Los mensajes de error deben expresarse en un lenguaje claro y explicativo.</text:span></text:p>
      <text:list xml:id="list163229625478212" text:continue-numbering="true" text:style-name="L3">
        <text:list-item>
          <text:p text:style-name="P3"><text:span text:style-name="T14">Prevención de errores</text:span></text:p>
        </text:list-item>
      </text:list>
      <text:p text:style-name="P8"><text:span text:style-name="T6">Se debe prevenir la aparición de errores </text:span><text:span text:style-name="T18">que mejor que generar buenos mensajes de error</text:span><text:span text:style-name="T6">.</text:span></text:p>
      <text:list xml:id="list163229322097742" text:continue-numbering="true" text:style-name="L3">
        <text:list-item>
          <text:p text:style-name="P3"><text:span text:style-name="T14">Reconocimiento antes de cancelación</text:span></text:p>
        </text:list-item>
      </text:list>
      <text:p text:style-name="P9"><text:soft-page-break/><text:span text:style-name="T6">El usuario no debería tener que recordar la información de una parte del diálogo a la otra.</text:span></text:p>
      <text:list xml:id="list163228992599006" text:continue-numbering="true" text:style-name="L3">
        <text:list-item>
          <text:p text:style-name="P3"><text:span text:style-name="T14">Flexibilidad y eficiencia de uso</text:span></text:p>
        </text:list-item>
      </text:list>
      <text:p text:style-name="P10"><text:span text:style-name="T6">Las instrucciones para el uso del sistema deben ser visibles o fácilmente accesibles siempre que se necesiten.</text:span></text:p>
      <text:list xml:id="list163229436467106" text:continue-numbering="true" text:style-name="L3">
        <text:list-item>
          <text:p text:style-name="P3"><text:span text:style-name="T14">Estética de diálogos y diseño minimalista</text:span></text:p>
        </text:list-item>
      </text:list>
      <text:p text:style-name="P11"><text:span text:style-name="T6">No deben contener la información que sea inaplicable o se necesite raramente. Cada unidad adicional de la información en un diálogo compite con las unidades relevantes de la información y disminuye su visibilidad.</text:span></text:p>
      <text:list xml:id="list163227739158411" text:continue-numbering="true" text:style-name="L3">
        <text:list-item>
          <text:p text:style-name="P3"><text:span text:style-name="T14">Ayuda general y documentación</text:span></text:p>
        </text:list-item>
      </text:list>
      <text:p text:style-name="P12"><text:span text:style-name="T6">Aunque es mejor si el sistema se pueda usar sin documentación, puede ser necesario disponer de ayuda y documentación. </text:span><text:span text:style-name="T19">Ésta ha de ser fácil de buscar, centrada en las tareas del usuario, tener información de las etapas a realizar y que no sea muy extensa.</text:span></text:p>
      <text:p text:style-name="P12"/>
      <text:p text:style-name="P12"/>
      <text:p text:style-name="P18"><text:span text:style-name="T19"/></text:p>
      <text:h text:style-name="P21" text:outline-level="2"><text:span text:style-name="T1">FUENTES</text:span></text:h>
      <text:p text:style-name="P14"><text:span text:style-name="T2">http://w.aipo.es/libro/pdf/15-Evaluacion-Heuristica.pd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5:25:40.368268610</meta:creation-date>
    <dc:date>2018-01-07T16:32:27.416455551</dc:date>
    <meta:editing-duration>PT56M57S</meta:editing-duration>
    <meta:editing-cycles>47</meta:editing-cycles>
    <meta:generator>LibreOffice/4.2.8.2$Linux_X86_64 LibreOffice_project/420m0$Build-2</meta:generator>
    <meta:document-statistic meta:table-count="0" meta:image-count="0" meta:object-count="0" meta:page-count="4" meta:paragraph-count="27" meta:word-count="434" meta:character-count="2716" meta:non-whitespace-character-count="2319"/>
  </office:meta>
</office:document-meta>
</file>